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Bidule</text:p>
      <text:p>Hello</text:p>
      <text:p><office:annotation><dc:creator>POD</dc:creator><dc:date>2020-02-23T09:45:30</dc:date><text:p>Error while evaluating the expression "'&lt;text:p&gt;' + p.name + '&lt;/text:p&gt;" defined in the "from" part of a statement. SyntaxError: EOL while scanning string literal (&lt;string&gt;, line 1)</text:p><text:p>    fromRes = Evaluator.run(self.fromExpr, context)</text:p><text:p>  File "/usr/lib/python3/dist-packages/appy/pod/__init__.py", line 41, in run</text:p><text:p>    return eval(expression, class_.emptyContext, context)</text:p><text:p>  File "&lt;string&gt;", line 1</text:p><text:p>    '&lt;text:p&gt;' + p.name + '&lt;/text:p&gt;</text:p><text:p>                                   ^</text:p><text:p>SyntaxError: EOL while scanning string literal</text:p></office:annotation></text:p>
      <text:p><office:annotation><dc:creator>POD</dc:creator><dc:date>2020-02-23T09:45:30</dc:date><text:p>Error while evaluating the expression "'&lt;text:p&gt;' + p.name + '&lt;/text:p&gt;" defined in the "from" part of a statement. SyntaxError: EOL while scanning string literal (&lt;string&gt;, line 1)</text:p><text:p>    fromRes = Evaluator.run(self.fromExpr, context)</text:p><text:p>  File "/usr/lib/python3/dist-packages/appy/pod/__init__.py", line 41, in run</text:p><text:p>    return eval(expression, class_.emptyContext, context)</text:p><text:p>  File "&lt;string&gt;", line 1</text:p><text:p>    '&lt;text:p&gt;' + p.name + '&lt;/text:p&gt;</text:p><text:p>                                   ^</text:p><text:p>SyntaxError: EOL while scanning string literal</text:p></office:annotation></text:p>
      <text:p><office:annotation><dc:creator>POD</dc:creator><dc:date>2020-02-23T09:45:30</dc:date><text:p>Error while evaluating the expression "'&lt;text:p&gt;' + p.name + '&lt;/text:p&gt;" defined in the "from" part of a statement. SyntaxError: EOL while scanning string literal (&lt;string&gt;, line 1)</text:p><text:p>    fromRes = Evaluator.run(self.fromExpr, context)</text:p><text:p>  File "/usr/lib/python3/dist-packages/appy/pod/__init__.py", line 41, in run</text:p><text:p>    return eval(expression, class_.emptyContext, context)</text:p><text:p>  File "&lt;string&gt;", line 1</text:p><text:p>    '&lt;text:p&gt;' + p.name + '&lt;/text:p&gt;</text:p><text:p>                                   ^</text:p><text:p>SyntaxError: EOL while scanning string literal</text:p></office:annotation></text:p>
      <text:p><office:annotation><dc:creator>POD</dc:creator><dc:date>2020-02-23T09:45:30</dc:date><text:p>Error while evaluating the expression "'&lt;text:p&gt;' + p.name + '&lt;/text:p&gt;" defined in the "from" part of a statement. SyntaxError: EOL while scanning string literal (&lt;string&gt;, line 1)</text:p><text:p>    fromRes = Evaluator.run(self.fromExpr, context)</text:p><text:p>  File "/usr/lib/python3/dist-packages/appy/pod/__init__.py", line 41, in run</text:p><text:p>    return eval(expression, class_.emptyContext, context)</text:p><text:p>  File "&lt;string&gt;", line 1</text:p><text:p>    '&lt;text:p&gt;' + p.name + '&lt;/text:p&gt;</text:p><text:p>                                   ^</text:p><text:p>SyntaxError: EOL while scanning string literal</text:p></office:annotation></text:p>
      <text:p><office:annotation><dc:creator>POD</dc:creator><dc:date>2020-02-23T09:45:30</dc:date><text:p>Error while evaluating the expression "'&lt;text:p&gt;' + p.name + '&lt;/text:p&gt;" defined in the "from" part of a statement. SyntaxError: EOL while scanning string literal (&lt;string&gt;, line 1)</text:p><text:p>    fromRes = Evaluator.run(self.fromExpr, context)</text:p><text:p>  File "/usr/lib/python3/dist-packages/appy/pod/__init__.py", line 41, in run</text:p><text:p>    return eval(expression, class_.emptyContext, context)</text:p><text:p>  File "&lt;string&gt;", line 1</text:p><text:p>    '&lt;text:p&gt;' + p.name + '&lt;/text:p&gt;</text:p><text:p>                                   ^</text:p><text:p>SyntaxError: EOL while scanning string literal</text:p></office:annotation></text:p>
      <text:p><office:annotation><dc:creator>POD</dc:creator><dc:date>2020-02-23T09:45:30</dc:date><text:p>Error while evaluating the expression "'&lt;text:p&gt;' + p.name + '&lt;/text:p&gt;" defined in the "from" part of a statement. SyntaxError: EOL while scanning string literal (&lt;string&gt;, line 1)</text:p><text:p>    fromRes = Evaluator.run(self.fromExpr, context)</text:p><text:p>  File "/usr/lib/python3/dist-packages/appy/pod/__init__.py", line 41, in run</text:p><text:p>    return eval(expression, class_.emptyContext, context)</text:p><text:p>  File "&lt;string&gt;", line 1</text:p><text:p>    '&lt;text:p&gt;' + p.name + '&lt;/text:p&gt;</text:p><text:p>                                   ^</text:p><text:p>SyntaxError: EOL while scanning string literal</text:p></office:annotation></text:p>
      <text:p><office:annotation><dc:creator>POD</dc:creator><dc:date>2020-02-23T09:45:30</dc:date><text:p>Error while evaluating the expression "'&lt;text:p&gt;' + p.name + '&lt;/text:p&gt;" defined in the "from" part of a statement. SyntaxError: EOL while scanning string literal (&lt;string&gt;, line 1)</text:p><text:p>    fromRes = Evaluator.run(self.fromExpr, context)</text:p><text:p>  File "/usr/lib/python3/dist-packages/appy/pod/__init__.py", line 41, in run</text:p><text:p>    return eval(expression, class_.emptyContext, context)</text:p><text:p>  File "&lt;string&gt;", line 1</text:p><text:p>    '&lt;text:p&gt;' + p.name + '&lt;/text:p&gt;</text:p><text:p>                                   ^</text:p><text:p>SyntaxError: EOL while scanning string literal</text:p></office:annotation></text:p>
      <text:p><office:annotation><dc:creator>POD</dc:creator><dc:date>2020-02-23T09:45:30</dc:date><text:p>Error while evaluating the expression "'&lt;text:p&gt;' + p.name + '&lt;/text:p&gt;" defined in the "from" part of a statement. SyntaxError: EOL while scanning string literal (&lt;string&gt;, line 1)</text:p><text:p>    fromRes = Evaluator.run(self.fromExpr, context)</text:p><text:p>  File "/usr/lib/python3/dist-packages/appy/pod/__init__.py", line 41, in run</text:p><text:p>    return eval(expression, class_.emptyContext, context)</text:p><text:p>  File "&lt;string&gt;", line 1</text:p><text:p>    '&lt;text:p&gt;' + p.name + '&lt;/text:p&gt;</text:p><text:p>                                   ^</text:p><text:p>SyntaxError: EOL while scanning string literal</text:p></office:annotation></text:p>
      <text:p>P1</text:p>
      <text:p>P2</text:p>
      <text:p>P3</text:p>
      <text:p>P4</text:p>
      <text:p>P5</text:p>
      <text:p>P6</text:p>
      <text:p>P7</text:p>
      <text:p>P8</text:p>
      <text:p text:style-name="P1"/>
      <table:table table:name="Tableau1" table:style-name="Tableau1">
        <table:table-column table:style-name="Tableau1.A" table:number-columns-repeated="1"/>
        <table:table-row>
          <table:table-cell table:style-name="Tableau1.A1" office:value-type="string" table:protected="false">
            <text:p text:style-name="P2">This <office:annotation><dc:creator>POD</dc:creator><dc:date>2020-02-23T09:45:30</dc:date><text:p>Wrong sub-statement "do table again !".</text:p><text:p>appy.pod.buffers.ParsingError: Wrong sub-statement "do table again !".</text:p></office:annotation>will generate a line of text which is not readable.</text:p>
          </table:table-cell>
        </table:table-row>
      </table:table>
      <text:p text:style-name="P1"/>
      <text:p text:style-name="P1">Error in <office:annotation><dc:creator>POD</dc:creator><dc:date>2020-02-23T09:45:30</dc:date><text:p>Wrong sub-statement "fro m 'Hello'".</text:p><text:p>appy.pod.buffers.ParsingError: Wrong sub-statement "fro m 'Hello'".</text:p></office:annotation>the 'from' clau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DejaVu Sans" style:font-size-asian="12pt" style:language-asian="fr" style:country-asian="FR" style:font-name-complex="DejaVu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0T21:43:58</meta:creation-date>
    <dc:creator>Gaetan Delannay</dc:creator>
    <dc:date>2008-01-21T08:34:30</dc:date>
    <dc:language>fr-FR</dc:language>
    <meta:editing-cycles>14</meta:editing-cycles>
    <meta:editing-duration>PT4H42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" meta:word-count="57" meta:character-count="315"/>
    <dc:title>simpleFromTest</dc:title>
  </office:meta>
</office:document-meta>
</file>